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84.51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53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5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108">
      <style:table-cell-properties fo:border="0.06pt solid #000000"/>
    </style:style>
    <style:style style:name="ce15" style:family="table-cell" style:parent-style-name="Default" style:data-style-name="N108"/>
    <style:style style:name="ce16" style:family="table-cell" style:parent-style-name="Default" style:data-style-name="N109">
      <style:table-cell-properties fo:border="0.06pt solid #000000"/>
    </style:style>
  </office:automatic-styles>
  <office:body>
    <office:spreadsheet>
      <table:calculation-settings table:automatic-find-labels="false"/>
      <table:table table:name="diario_classe(2)" table:style-name="ta1">
        <table:table-column table:style-name="co1" table:default-cell-style-name="ce3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visibility="collapse" table:default-cell-style-name="Default"/>
        <table:table-column table:style-name="co8" table:default-cell-style-name="ce11"/>
        <table:table-column table:style-name="co9" table:default-cell-style-name="Default"/>
        <table:table-column table:style-name="co8" table:number-columns-repeated="3" table:default-cell-style-name="Default"/>
        <table:table-column table:style-name="co8" table:default-cell-style-name="ce16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COD DISCIPLINA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TURMA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UPO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oral</text:p>
          </table:table-cell>
          <table:table-cell office:value-type="string" calcext:value-type="string">
            <text:p>montagens</text:p>
          </table:table-cell>
          <table:table-cell office:value-type="string" calcext:value-type="string">
            <text:p>escrita</text:p>
          </table:table-cell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1.2.4126</text:p>
          </table:table-cell>
          <table:table-cell table:style-name="ce8" office:value-type="string" calcext:value-type="string">
            <text:p>BRUNA ELISA COST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brunaelisa.ufop@g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2.1637</text:p>
          </table:table-cell>
          <table:table-cell office:value-type="string" calcext:value-type="string">
            <text:p>BRUNO MENDES PALHARES REIS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unompr@hot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1.1985</text:p>
          </table:table-cell>
          <table:table-cell table:style-name="ce9" office:value-type="string" calcext:value-type="string">
            <text:p>DANIELA MAGALHAES RAMO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danii.ramos@hotmail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9394</text:p>
          </table:table-cell>
          <table:table-cell table:style-name="ce8" office:value-type="string" calcext:value-type="string">
            <text:p>DANILO DE VILHENA AYRES RODRIGUES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danilo_vilhena@hot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T125</text:p>
          </table:table-cell>
          <table:table-cell office:value-type="string" calcext:value-type="string">
            <text:p>13,02,1402</text:p>
          </table:table-cell>
          <table:table-cell office:value-type="string" calcext:value-type="string">
            <text:p>EMANUEL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6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1.4332</text:p>
          </table:table-cell>
          <table:table-cell table:style-name="ce9" office:value-type="string" calcext:value-type="string">
            <text:p>FABIANO STRUTZ PINTO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fabianostrutz@gmail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1625</text:p>
          </table:table-cell>
          <table:table-cell table:style-name="ce8" office:value-type="string" calcext:value-type="string">
            <text:p>GABRIEL FRANCO BORGES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gabrieljfranco@hot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1.1504</text:p>
          </table:table-cell>
          <table:table-cell office:value-type="string" calcext:value-type="string">
            <text:p>GABRIEL PENA SATURNINO DINIZ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penasd@g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1.1324</text:p>
          </table:table-cell>
          <table:table-cell table:style-name="ce9" office:value-type="string" calcext:value-type="string">
            <text:p>IESSA SOARES DE PAULA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iessa-soares@live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1850</text:p>
          </table:table-cell>
          <table:table-cell table:style-name="ce8" office:value-type="string" calcext:value-type="string">
            <text:p>JESSICA CAETANO FORTES MONTEIRO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jcfm301@hot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88</text:p>
          </table:table-cell>
          <table:table-cell office:value-type="string" calcext:value-type="string">
            <text:p>LEANDRO MOREIRA PINT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androlmp@outlook.com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524</text:p>
          </table:table-cell>
          <table:table-cell office:value-type="string" calcext:value-type="string">
            <text:p>LEONARDO BARBOSA LAZARINI SILVA RIBEIR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o_lazarine@hot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6.2.5865</text:p>
          </table:table-cell>
          <table:table-cell table:style-name="ce9" office:value-type="string" calcext:value-type="string">
            <text:p>LUCAS MATHEUS MAGALHAES SILV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lucas_mms07@hotmail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1547</text:p>
          </table:table-cell>
          <table:table-cell table:style-name="ce8" office:value-type="string" calcext:value-type="string">
            <text:p>MATHEUS TELES BRAGA DE OLIVEIR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theusteles-123@hot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266</text:p>
          </table:table-cell>
          <table:table-cell office:value-type="string" calcext:value-type="string">
            <text:p>OTAVIO AUGUSTO GOMES E SOUZA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aviosouza17@yahoo.com.br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3.2.1823</text:p>
          </table:table-cell>
          <table:table-cell office:value-type="string" calcext:value-type="string">
            <text:p>PEDRO BARROS DA SILVA DIAS</text:p>
          </table:table-cell>
          <table:table-cell office:value-type="string" calcext:value-type="string">
            <text:p>M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dro_barros44@hot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9848</text:p>
          </table:table-cell>
          <table:table-cell table:style-name="ce9" office:value-type="string" calcext:value-type="string">
            <text:p>TATIANE SUELEN SANTOS SILVEIR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tatianesssilveira@gmail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6.2.1870</text:p>
          </table:table-cell>
          <table:table-cell table:style-name="ce8" office:value-type="string" calcext:value-type="string">
            <text:p>VIVIANE JUNQUEIRA DE MORAES</text:p>
          </table:table-cell>
          <table:table-cell table:style-name="ce8" office:value-type="string" calcext:value-type="string">
            <text:p>CIV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vivianejmoraes@g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718</text:p>
          </table:table-cell>
          <table:table-cell office:value-type="string" calcext:value-type="string">
            <text:p>CAIO DE OLIVEIRA TURCI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ioturci74@gmail.com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5864</text:p>
          </table:table-cell>
          <table:table-cell office:value-type="string" calcext:value-type="string">
            <text:p>CARLOS HENRIQUE FIRMINO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los_firmino@outlook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2.2.1168</text:p>
          </table:table-cell>
          <table:table-cell table:style-name="ce9" office:value-type="string" calcext:value-type="string">
            <text:p>DANILO DE ALMEIDA SILAMI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danilosilami@hotmail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3.1.1959</text:p>
          </table:table-cell>
          <table:table-cell table:style-name="ce8" office:value-type="string" calcext:value-type="string">
            <text:p>FABIANE LEOCADIA DA SILV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abileocadia@yahoo.com.br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57</text:p>
          </table:table-cell>
          <table:table-cell office:value-type="string" calcext:value-type="string">
            <text:p>FREDERICO ELIAS DARMSTADTER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redynhoelias@hot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2.1222</text:p>
          </table:table-cell>
          <table:table-cell table:style-name="ce9" office:value-type="string" calcext:value-type="string">
            <text:p>GABRIELA ANDRADE FERREIRA</text:p>
          </table:table-cell>
          <table:table-cell table:style-name="ce9" office:value-type="string" calcext:value-type="string">
            <text:p>CIV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gabiandradeferreira@yahoo.com.br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1.1224</text:p>
          </table:table-cell>
          <table:table-cell table:style-name="ce8" office:value-type="string" calcext:value-type="string">
            <text:p>GUSTAVO SALES DE PAUL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gustavo.gsp@uol.com.br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2.4082</text:p>
          </table:table-cell>
          <table:table-cell office:value-type="string" calcext:value-type="string">
            <text:p>GUSTAVO SANTOS GALANTE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ustavo_galante@yahoo.com.br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3.1.1466</text:p>
          </table:table-cell>
          <table:table-cell table:style-name="ce9" office:value-type="string" calcext:value-type="string">
            <text:p>INGRID FERNAND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ingrid-fernandes@hotmail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2.1148</text:p>
          </table:table-cell>
          <table:table-cell table:style-name="ce8" office:value-type="string" calcext:value-type="string">
            <text:p>KARINE FRANCO BASTO</text:p>
          </table:table-cell>
          <table:table-cell table:style-name="ce8" office:value-type="string" calcext:value-type="string">
            <text:p>CIV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may.kahxd@hot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1115</text:p>
          </table:table-cell>
          <table:table-cell office:value-type="string" calcext:value-type="string">
            <text:p>LETICIA FIGUEIREDO DOS SANTOS</text:p>
          </table:table-cell>
          <table:table-cell office:value-type="string" calcext:value-type="string">
            <text:p>CI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elefigueiredos@hot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1721</text:p>
          </table:table-cell>
          <table:table-cell table:style-name="ce9" office:value-type="string" calcext:value-type="string">
            <text:p>MICHELE CAROLINA DOS SANTOS GUIMARA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mcsguimaraes@outlook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5855</text:p>
          </table:table-cell>
          <table:table-cell table:style-name="ce8" office:value-type="string" calcext:value-type="string">
            <text:p>MOISES DA SILVA FERREIR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moises_ferreira86@yahoo.com.br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1349</text:p>
          </table:table-cell>
          <table:table-cell office:value-type="string" calcext:value-type="string">
            <text:p>NARA LUIZA TEIXEIRA MACEDO</text:p>
          </table:table-cell>
          <table:table-cell office:value-type="string" calcext:value-type="string">
            <text:p>CIV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ramacedo.nm@g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6.1.5897</text:p>
          </table:table-cell>
          <table:table-cell table:style-name="ce9" office:value-type="string" calcext:value-type="string">
            <text:p>PABLO HENRIQUE KELLY CAMPO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pablohkc@gmail.com</text:p>
          </table:table-cell>
          <table:table-cell table:style-name="ce12"/>
          <table:table-cell table:number-columns-repeated="4"/>
          <table:table-cell table:style-name="Default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3.2.1375</text:p>
          </table:table-cell>
          <table:table-cell table:style-name="ce8" office:value-type="string" calcext:value-type="string">
            <text:p>PEDRO HENRIQUE IRENE BRUNO</text:p>
          </table:table-cell>
          <table:table-cell table:style-name="ce8" office:value-type="string" calcext:value-type="string">
            <text:p>MIN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pedroirene.b@gmail.com</text:p>
          </table:table-cell>
          <table:table-cell table:style-name="ce10"/>
          <table:table-cell table:number-columns-repeated="4"/>
          <table:table-cell table:style-name="Default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5810</text:p>
          </table:table-cell>
          <table:table-cell office:value-type="string" calcext:value-type="string">
            <text:p>TULIO CESAR EVANGELISTA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lio_cesare060988@hotmail.com</text:p>
          </table:table-cell>
          <table:table-cell table:number-columns-repeated="5"/>
          <table:table-cell table:style-name="Default"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2.1334</text:p>
          </table:table-cell>
          <table:table-cell table:style-name="ce9" office:value-type="string" calcext:value-type="string">
            <text:p>VALMIR DE PAULO BERNARDES JUNIOR</text:p>
          </table:table-cell>
          <table:table-cell table:style-name="ce9" office:value-type="string" calcext:value-type="string">
            <text:p>CIV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valmirpbjunior@gmail.com</text:p>
          </table:table-cell>
          <table:table-cell table:style-name="ce13"/>
          <table:table-cell table:number-columns-repeated="4"/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  <table:table-cell table:style-name="ce1" office:value-type="string" calcext:value-type="string">
            <text:p>oral</text:p>
          </table:table-cell>
          <table:table-cell table:style-name="ce1" office:value-type="string" calcext:value-type="string">
            <text:p>montagens</text:p>
          </table:table-cell>
          <table:table-cell table:style-name="ce1" office:value-type="string" calcext:value-type="string">
            <text:p>escrita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COD DISCIPLINA</text:p>
          </table:table-cell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TURMA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rquitetura Passiva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334</text:p>
          </table:table-cell>
          <table:table-cell table:style-name="ce1" office:value-type="string" calcext:value-type="string">
            <text:p>VALMIR DE PAULO BERNARDES JUNIOR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valmirpbjunior@gmail.c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quitetura Passiva</text:p>
          </table:table-cell>
          <table:table-cell table:number-columns-repeated="2" table:style-name="ce14" office:value-type="percentage" office:value="0.9" calcext:value-type="percentage">
            <text:p>90,0%</text:p>
          </table:table-cell>
          <table:table-cell table:style-name="ce14"/>
          <table:table-cell table:formula="of:=10*([.K43]+[.L43]+[.M43])/3" office:value-type="float" office:value="6" calcext:value-type="float">
            <text:p>6,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148</text:p>
          </table:table-cell>
          <table:table-cell table:style-name="ce1" office:value-type="string" calcext:value-type="string">
            <text:p>KARINE FRANCO BASTO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ay.kahxd@hotmail.c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quitetura Passiva</text:p>
          </table:table-cell>
          <table:table-cell table:number-columns-repeated="2" table:style-name="ce14" office:value-type="percentage" office:value="0.9" calcext:value-type="percentage">
            <text:p>90,0%</text:p>
          </table:table-cell>
          <table:table-cell table:style-name="ce14"/>
          <table:table-cell table:formula="of:=10*([.K44]+[.L44]+[.M44])/3" office:value-type="float" office:value="6" calcext:value-type="float">
            <text:p>6,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6.2.1870</text:p>
          </table:table-cell>
          <table:table-cell table:style-name="ce1" office:value-type="string" calcext:value-type="string">
            <text:p>VIVIANE JUNQUEIRA DE MORAE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vivianejmoraes@gmail.c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rquitetura Passiva</text:p>
          </table:table-cell>
          <table:table-cell table:number-columns-repeated="2" table:style-name="ce14" office:value-type="percentage" office:value="0.9" calcext:value-type="percentage">
            <text:p>90,0%</text:p>
          </table:table-cell>
          <table:table-cell table:style-name="ce14"/>
          <table:table-cell table:formula="of:=10*([.K45]+[.L45]+[.M45])/3" office:value-type="float" office:value="6" calcext:value-type="float">
            <text:p>6,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3.1.1959</text:p>
          </table:table-cell>
          <table:table-cell table:style-name="ce8" office:value-type="string" calcext:value-type="string">
            <text:p>FABIANE LEOCADIA DA SILV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fabileocadia@yahoo.com.br</text:p>
          </table:table-cell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  <table:table-cell table:number-columns-repeated="2" table:style-name="ce14" office:value-type="percentage" office:value="0.9" calcext:value-type="percentage">
            <text:p>90,0%</text:p>
          </table:table-cell>
          <table:table-cell table:style-name="ce14"/>
          <table:table-cell table:formula="of:=10*([.K47]+[.L47]+[.M47])/3" office:value-type="float" office:value="6" calcext:value-type="float">
            <text:p>6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5864</text:p>
          </table:table-cell>
          <table:table-cell office:value-type="string" calcext:value-type="string">
            <text:p>CARLOS HENRIQUE FIRMINO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los_firmino@outlook.com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  <table:table-cell table:style-name="ce14" table:number-columns-repeated="3"/>
          <table:table-cell table:formula="of:=10*([.K48]+[.L48]+[.M48])/3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2.1.1504</text:p>
          </table:table-cell>
          <table:table-cell office:value-type="string" calcext:value-type="string">
            <text:p>GABRIEL PENA SATURNINO DINIZ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penasd@gmail.com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  <table:table-cell table:style-name="ce14" table:number-columns-repeated="3"/>
          <table:table-cell table:formula="of:=10*([.K49]+[.L49]+[.M49])/3" office:value-type="float" office:value="0" calcext:value-type="float">
            <text:p>0,0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6.2.5865</text:p>
          </table:table-cell>
          <table:table-cell table:style-name="ce9" office:value-type="string" calcext:value-type="string">
            <text:p>LUCAS MATHEUS MAGALHAES SILV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lucas_mms07@hotmail.com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string" calcext:value-type="string">
            <text:p>forno de indução</text:p>
          </table:table-cell>
          <table:table-cell table:style-name="ce14" table:number-columns-repeated="3"/>
          <table:table-cell table:formula="of:=10*([.K50]+[.L50]+[.M50])/3" office:value-type="float" office:value="0" calcext:value-type="float">
            <text:p>0,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2.2.4082</text:p>
          </table:table-cell>
          <table:table-cell table:style-name="ce1" office:value-type="string" calcext:value-type="string">
            <text:p>GUSTAVO SANTOS GALANTE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gustavo_galante@yahoo.com.br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  <table:table-cell table:style-name="ce14" office:value-type="percentage" office:value="0.9" calcext:value-type="percentage">
            <text:p>90,0%</text:p>
          </table:table-cell>
          <table:table-cell table:style-name="ce14" office:value-type="percentage" office:value="0.85" calcext:value-type="percentage">
            <text:p>85,0%</text:p>
          </table:table-cell>
          <table:table-cell table:style-name="ce14"/>
          <table:table-cell table:formula="of:=10*([.K52]+[.L52]+[.M52])/3" office:value-type="float" office:value="5.83333333333333" calcext:value-type="float">
            <text:p>5,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4.1.1985</text:p>
          </table:table-cell>
          <table:table-cell table:style-name="ce1" office:value-type="string" calcext:value-type="string">
            <text:p>DANIELA MAGALHAES RAMOS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anii.ramos@hotmail.co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  <table:table-cell table:style-name="ce14" table:number-columns-repeated="3"/>
          <table:table-cell table:formula="of:=10*([.K53]+[.L53]+[.M53])/3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1.2.4126</text:p>
          </table:table-cell>
          <table:table-cell table:style-name="ce1" office:value-type="string" calcext:value-type="string">
            <text:p>BRUNA ELISA COSTA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brunaelisa.ufop@gmail.co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  <table:table-cell table:style-name="ce14" table:number-columns-repeated="3"/>
          <table:table-cell table:formula="of:=10*([.K54]+[.L54]+[.M54])/3" office:value-type="float" office:value="0" calcext:value-type="float">
            <text:p>0,0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6.1.5897</text:p>
          </table:table-cell>
          <table:table-cell table:style-name="ce1" office:value-type="string" calcext:value-type="string">
            <text:p>PABLO HENRIQUE KELLY CAMPOS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blohkc@gmail.com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string" calcext:value-type="string">
            <text:p>LAMINADOR</text:p>
          </table:table-cell>
          <table:table-cell table:style-name="ce14" table:number-columns-repeated="3"/>
          <table:table-cell table:formula="of:=10*([.K55]+[.L55]+[.M55])/3" office:value-type="float" office:value="0" calcext:value-type="float">
            <text:p>0,0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4.2.5855</text:p>
          </table:table-cell>
          <table:table-cell table:style-name="ce1" office:value-type="string" calcext:value-type="string">
            <text:p>MOISES DA SILVA FERREIRA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oises_ferreira86@yahoo.com.b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fecção de um transformador e aplicações</text:p>
          </table:table-cell>
          <table:table-cell table:style-name="ce14"/>
          <table:table-cell table:style-name="ce14" office:value-type="percentage" office:value="0.6" calcext:value-type="percentage">
            <text:p>60,0%</text:p>
          </table:table-cell>
          <table:table-cell table:style-name="ce14"/>
          <table:table-cell table:formula="of:=10*([.K58]+[.L58]+[.M58])/3" office:value-type="float" office:value="2" calcext:value-type="float">
            <text:p>2,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ce1"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  <table:table-cell table:number-columns-repeated="2" table:style-name="ce14" office:value-type="percentage" office:value="0.9" calcext:value-type="percentage">
            <text:p>90,0%</text:p>
          </table:table-cell>
          <table:table-cell table:style-name="ce14"/>
          <table:table-cell table:formula="of:=10*([.K60]+[.L60]+[.M60])/3" office:value-type="float" office:value="6" calcext:value-type="float">
            <text:p>6,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222</text:p>
          </table:table-cell>
          <table:table-cell table:style-name="ce1" office:value-type="string" calcext:value-type="string">
            <text:p>GABRIELA ANDRADE FERREIRA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gabiandradeferreira@yahoo.com.b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  <table:table-cell table:style-name="ce14" table:number-columns-repeated="3"/>
          <table:table-cell table:formula="of:=10*([.K61]+[.L61]+[.M61])/3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115</text:p>
          </table:table-cell>
          <table:table-cell table:style-name="ce1" office:value-type="string" calcext:value-type="string">
            <text:p>LETICIA FIGUEIREDO DOS SANTOS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lelefigueiredos@hotmail.co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  <table:table-cell table:style-name="ce14" table:number-columns-repeated="3"/>
          <table:table-cell table:formula="of:=10*([.K62]+[.L62]+[.M62])/3" office:value-type="float" office:value="0" calcext:value-type="float">
            <text:p>0,0</text:p>
          </table:table-cell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T124</text:p>
          </table:table-cell>
          <table:table-cell table:style-name="ce1" office:value-type="string" calcext:value-type="string">
            <text:p>15.2.1349</text:p>
          </table:table-cell>
          <table:table-cell table:style-name="ce1" office:value-type="string" calcext:value-type="string">
            <text:p>NARA LUIZA TEIXEIRA MACEDO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naramacedo.nm@gmail.co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rena eletrônica</text:p>
          </table:table-cell>
          <table:table-cell table:style-name="ce14" table:number-columns-repeated="3"/>
          <table:table-cell table:formula="of:=10*([.K63]+[.L63]+[.M63])/3" office:value-type="float" office:value="0" calcext:value-type="float">
            <text:p>0,0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1721</text:p>
          </table:table-cell>
          <table:table-cell table:style-name="ce9" office:value-type="string" calcext:value-type="string">
            <text:p>MICHELE CAROLINA DOS SANTOS GUIMARA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mcsguimaraes@outlook.com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string" calcext:value-type="string">
            <text:p>forno a arco</text:p>
          </table:table-cell>
          <table:table-cell table:number-columns-repeated="2" table:style-name="ce14" office:value-type="percentage" office:value="0.9" calcext:value-type="percentage">
            <text:p>90,0%</text:p>
          </table:table-cell>
          <table:table-cell table:style-name="ce14"/>
          <table:table-cell table:formula="of:=10*([.K66]+[.L66]+[.M66])/3" office:value-type="float" office:value="6" calcext:value-type="float">
            <text:p>6,0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2.1850</text:p>
          </table:table-cell>
          <table:table-cell table:style-name="ce8" office:value-type="string" calcext:value-type="string">
            <text:p>JESSICA CAETANO FORTES MONTEIRO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jcfm301@hotmail.com</text:p>
          </table:table-cell>
          <table:table-cell table:style-name="ce10" office:value-type="float" office:value="6" calcext:value-type="float">
            <text:p>6</text:p>
          </table:table-cell>
          <table:table-cell table:style-name="ce5" office:value-type="string" calcext:value-type="string">
            <text:p>forno a arco</text:p>
          </table:table-cell>
          <table:table-cell table:style-name="ce14" table:number-columns-repeated="3"/>
          <table:table-cell table:formula="of:=10*([.K67]+[.L67]+[.M67])/3" office:value-type="float" office:value="0" calcext:value-type="float">
            <text:p>0,0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2.9848</text:p>
          </table:table-cell>
          <table:table-cell table:style-name="ce9" office:value-type="string" calcext:value-type="string">
            <text:p>TATIANE SUELEN SANTOS SILVEIRA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tatianesssilveira@gmail.com</text:p>
          </table:table-cell>
          <table:table-cell table:style-name="ce12" office:value-type="float" office:value="6" calcext:value-type="float">
            <text:p>6</text:p>
          </table:table-cell>
          <table:table-cell table:style-name="ce5" office:value-type="string" calcext:value-type="string">
            <text:p>forno a arco</text:p>
          </table:table-cell>
          <table:table-cell table:style-name="ce14" table:number-columns-repeated="3"/>
          <table:table-cell table:formula="of:=10*([.K68]+[.L68]+[.M68])/3" office:value-type="float" office:value="0" calcext:value-type="float">
            <text:p>0,0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4.1.4332</text:p>
          </table:table-cell>
          <table:table-cell table:style-name="ce9" office:value-type="string" calcext:value-type="string">
            <text:p>FABIANO STRUTZ PINTO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fabianostrutz@gmail.com</text:p>
          </table:table-cell>
          <table:table-cell table:style-name="ce12"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  <table:table-cell table:style-name="ce14" office:value-type="percentage" office:value="0.85" calcext:value-type="percentage">
            <text:p>85,0%</text:p>
          </table:table-cell>
          <table:table-cell table:style-name="ce14" office:value-type="percentage" office:value="0.75" calcext:value-type="percentage">
            <text:p>75,0%</text:p>
          </table:table-cell>
          <table:table-cell table:style-name="ce14"/>
          <table:table-cell table:formula="of:=10*([.K71]+[.L71]+[.M71])/3" office:value-type="float" office:value="5.33333333333333" calcext:value-type="float">
            <text:p>5,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488</text:p>
          </table:table-cell>
          <table:table-cell office:value-type="string" calcext:value-type="string">
            <text:p>LEANDRO MOREIRA PINT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androlmp@outlook.c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  <table:table-cell table:style-name="ce14" table:number-columns-repeated="3"/>
          <table:table-cell table:formula="of:=10*([.K72]+[.L72]+[.M72])/3" office:value-type="float" office:value="0" calcext:value-type="float">
            <text:p>0,0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5.1.1547</text:p>
          </table:table-cell>
          <table:table-cell table:style-name="ce8" office:value-type="string" calcext:value-type="string">
            <text:p>MATHEUS TELES BRAGA DE OLIVEIR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atheusteles-123@hotmail.com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  <table:table-cell table:style-name="ce14" table:number-columns-repeated="3"/>
          <table:table-cell table:formula="of:=10*([.K73]+[.L73]+[.M73])/3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2.5810</text:p>
          </table:table-cell>
          <table:table-cell office:value-type="string" calcext:value-type="string">
            <text:p>TULIO CESAR EVANGELISTA</text:p>
          </table:table-cell>
          <table:table-cell office:value-type="string" calcext:value-type="string">
            <text:p>M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ulio_cesare060988@hotmail.c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a de termopares por descarga capacitiva</text:p>
          </table:table-cell>
          <table:table-cell table:style-name="ce14" table:number-columns-repeated="3"/>
          <table:table-cell table:formula="of:=10*([.K74]+[.L74]+[.M74])/3" office:value-type="float" office:value="0" calcext:value-type="float">
            <text:p>0,0</text:p>
          </table:table-cell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ce5" table:number-columns-repeated="10"/>
          <table:table-cell table:style-name="ce15" table:number-columns-repeated="3"/>
          <table:table-cell/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5.1.1457</text:p>
          </table:table-cell>
          <table:table-cell table:style-name="ce6" office:value-type="string" calcext:value-type="string">
            <text:p>FREDERICO ELIAS DARMSTADTER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fredynhoelias@hotmail.co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  <table:table-cell table:style-name="ce14" office:value-type="percentage" office:value="0.9" calcext:value-type="percentage">
            <text:p>90,0%</text:p>
          </table:table-cell>
          <table:table-cell table:style-name="ce14" office:value-type="percentage" office:value="0.85" calcext:value-type="percentage">
            <text:p>85,0%</text:p>
          </table:table-cell>
          <table:table-cell table:style-name="ce14"/>
          <table:table-cell table:formula="of:=10*([.K77]+[.L77]+[.M77])/3" office:value-type="float" office:value="5.83333333333333" calcext:value-type="float">
            <text:p>5,8</text:p>
          </table:table-cell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T124</text:p>
          </table:table-cell>
          <table:table-cell table:style-name="ce5" office:value-type="string" calcext:value-type="string">
            <text:p>15.1.1625</text:p>
          </table:table-cell>
          <table:table-cell table:style-name="ce5" office:value-type="string" calcext:value-type="string">
            <text:p>GABRIEL FRANCO BORGES</text:p>
          </table:table-cell>
          <table:table-cell table:style-name="ce5" office:value-type="string" calcext:value-type="string">
            <text:p>MET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gabrieljfranco@hotmail.com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  <table:table-cell table:style-name="ce14" table:number-columns-repeated="3"/>
          <table:table-cell table:formula="of:=10*([.K78]+[.L78]+[.M78])/3" office:value-type="float" office:value="0" calcext:value-type="float">
            <text:p>0,0</text:p>
          </table:table-cell>
        </table:table-row>
        <table:table-row table:style-name="ro1">
          <table:table-cell table:style-name="ce6" office:value-type="float" office:value="2017" calcext:value-type="float">
            <text:p>20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AT124</text:p>
          </table:table-cell>
          <table:table-cell table:style-name="ce6" office:value-type="string" calcext:value-type="string">
            <text:p>15.1.1266</text:p>
          </table:table-cell>
          <table:table-cell table:style-name="ce6" office:value-type="string" calcext:value-type="string">
            <text:p>OTAVIO AUGUSTO GOMES E SOUZA</text:p>
          </table:table-cell>
          <table:table-cell table:style-name="ce6" office:value-type="string" calcext:value-type="string">
            <text:p>MET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otaviosouza17@yahoo.com.b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  <table:table-cell table:style-name="ce14" table:number-columns-repeated="3"/>
          <table:table-cell table:formula="of:=10*([.K79]+[.L79]+[.M79])/3" office:value-type="float" office:value="0" calcext:value-type="float">
            <text:p>0,0</text:p>
          </table:table-cell>
        </table:table-row>
        <table:table-row table:style-name="ro1">
          <table:table-cell table:style-name="ce7" office:value-type="float" office:value="2017" calcext:value-type="float">
            <text:p>20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AT124</text:p>
          </table:table-cell>
          <table:table-cell table:style-name="ce7" office:value-type="string" calcext:value-type="string">
            <text:p>14.2.1718</text:p>
          </table:table-cell>
          <table:table-cell table:style-name="ce7" office:value-type="string" calcext:value-type="string">
            <text:p>CAIO DE OLIVEIRA TURCI</text:p>
          </table:table-cell>
          <table:table-cell table:style-name="ce7" office:value-type="string" calcext:value-type="string">
            <text:p>MET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caioturci74@gmail.com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string" calcext:value-type="string">
            <text:p>Galvanização</text:p>
          </table:table-cell>
          <table:table-cell table:style-name="ce14" table:number-columns-repeated="3"/>
          <table:table-cell table:formula="of:=10*([.K80]+[.L80]+[.M80])/3" office:value-type="float" office:value="0" calcext:value-type="float">
            <text:p>0,0</text:p>
          </table:table-cell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TEMA</text:p>
          </table:table-cell>
          <table:table-cell table:style-name="ce15" table:number-columns-repeated="3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5.1.1168</text:p>
          </table:table-cell>
          <table:table-cell office:value-type="string" calcext:value-type="string">
            <text:p>GABRIEL MARQUES MAGALHAES MOURA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briel.mmmourao@gmail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lev</text:p>
          </table:table-cell>
          <table:table-cell table:style-name="ce14" office:value-type="percentage" office:value="0.9" calcext:value-type="percentage">
            <text:p>90,0%</text:p>
          </table:table-cell>
          <table:table-cell table:style-name="ce14" office:value-type="percentage" office:value="0.85" calcext:value-type="percentage">
            <text:p>85,0%</text:p>
          </table:table-cell>
          <table:table-cell table:style-name="ce14"/>
          <table:table-cell table:formula="of:=10*([.K84]+[.L84]+[.M84])/3" office:value-type="float" office:value="5.83333333333333" calcext:value-type="float">
            <text:p>5,8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T124</text:p>
          </table:table-cell>
          <table:table-cell table:style-name="ce8" office:value-type="string" calcext:value-type="string">
            <text:p>14.1.1224</text:p>
          </table:table-cell>
          <table:table-cell table:style-name="ce8" office:value-type="string" calcext:value-type="string">
            <text:p>GUSTAVO SALES DE PAULA</text:p>
          </table:table-cell>
          <table:table-cell table:style-name="ce8" office:value-type="string" calcext:value-type="string">
            <text:p>MET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gustavo.gsp@uol.com.br</text:p>
          </table:table-cell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maglev</text:p>
          </table:table-cell>
          <table:table-cell table:style-name="ce14" table:number-columns-repeated="3"/>
          <table:table-cell table:formula="of:=10*([.K85]+[.L85]+[.M85])/3" office:value-type="float" office:value="0" calcext:value-type="float">
            <text:p>0,0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3.1.1466</text:p>
          </table:table-cell>
          <table:table-cell table:style-name="ce9" office:value-type="string" calcext:value-type="string">
            <text:p>INGRID FERNANDES</text:p>
          </table:table-cell>
          <table:table-cell table:style-name="ce9" office:value-type="string" calcext:value-type="string">
            <text:p>MET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ingrid-fernandes@hotmail.com</text:p>
          </table:table-cell>
          <table:table-cell table:style-name="ce12" office:value-type="float" office:value="9" calcext:value-type="float">
            <text:p>9</text:p>
          </table:table-cell>
          <table:table-cell office:value-type="string" calcext:value-type="string">
            <text:p>maglev</text:p>
          </table:table-cell>
          <table:table-cell table:style-name="ce14" table:number-columns-repeated="3"/>
          <table:table-cell table:formula="of:=10*([.K86]+[.L86]+[.M86])/3" office:value-type="float" office:value="0" calcext:value-type="float">
            <text:p>0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4.2.1524</text:p>
          </table:table-cell>
          <table:table-cell office:value-type="string" calcext:value-type="string">
            <text:p>LEONARDO BARBOSA LAZARINI SILVA RIBEIRO</text:p>
          </table:table-cell>
          <table:table-cell office:value-type="string" calcext:value-type="string">
            <text:p>ME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eo_lazarine@hotmail.com</text:p>
          </table:table-cell>
          <table:table-cell office:value-type="float" office:value="9" calcext:value-type="float">
            <text:p>9</text:p>
          </table:table-cell>
          <table:table-cell/>
          <table:table-cell table:style-name="ce15" table:number-columns-repeated="3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/>
          <table:table-cell table:style-name="ce15" table:number-columns-repeated="3"/>
          <table:table-cell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TEMA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5</text:p>
          </table:table-cell>
          <table:table-cell office:value-type="string" calcext:value-type="string">
            <text:p>13,02,1402</text:p>
          </table:table-cell>
          <table:table-cell office:value-type="string" calcext:value-type="string">
            <text:p>EMANUEL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inho de barras</text:p>
          </table:table-cell>
          <table:table-cell table:number-columns-repeated="2" table:style-name="ce14" office:value-type="percentage" office:value="0.6" calcext:value-type="percentage">
            <text:p>60,0%</text:p>
          </table:table-cell>
          <table:table-cell table:style-name="ce14"/>
          <table:table-cell table:formula="of:=10*([.K90]+[.L90]+[.M90])/3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124</text:p>
          </table:table-cell>
          <table:table-cell office:value-type="string" calcext:value-type="string">
            <text:p>13.2.1823</text:p>
          </table:table-cell>
          <table:table-cell office:value-type="string" calcext:value-type="string">
            <text:p>PEDRO BARROS DA SILVA DIAS</text:p>
          </table:table-cell>
          <table:table-cell office:value-type="string" calcext:value-type="string">
            <text:p>MI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dro_barros44@hotmail.c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inho de barras</text:p>
          </table:table-cell>
          <table:table-cell table:style-name="ce14" table:number-columns-repeated="3"/>
          <table:table-cell table:formula="of:=10*([.K91]+[.L91]+[.M91])/3" office:value-type="float" office:value="0" calcext:value-type="float">
            <text:p>0,0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CAT124</text:p>
          </table:table-cell>
          <table:table-cell table:style-name="ce9" office:value-type="string" calcext:value-type="string">
            <text:p>15.1.1324</text:p>
          </table:table-cell>
          <table:table-cell table:style-name="ce9" office:value-type="string" calcext:value-type="string">
            <text:p>IESSA SOARES DE PAULA</text:p>
          </table:table-cell>
          <table:table-cell table:style-name="ce9" office:value-type="string" calcext:value-type="string">
            <text:p>MIN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iessa-soares@live.com</text:p>
          </table:table-cell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moinho de barras</text:p>
          </table:table-cell>
          <table:table-cell table:style-name="ce14" table:number-columns-repeated="3"/>
          <table:table-cell table:formula="of:=10*([.K92]+[.L92]+[.M92])/3" office:value-type="float" office:value="0" calcext:value-type="float">
            <text:p>0,0</text:p>
          </table:table-cell>
        </table:table-row>
      </table:table>
      <table:named-expressions/>
      <table:database-ranges>
        <table:database-range table:name="__Anonymous_Sheet_DB__0" table:target-range-address="'diario_classe(2)'.I2:'diario_classe(2)'.I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13:43:47.1949789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2T13:54:24.682694557</dc:date>
    <meta:editing-duration>PT49M6S</meta:editing-duration>
    <meta:editing-cycles>15</meta:editing-cycles>
    <meta:generator>LibreOffice/5.1.6.2$Linux_X86_64 LibreOffice_project/10m0$Build-2</meta:generator>
    <dc:creator>Danny Tonidandel DAVT</dc:creator>
    <meta:document-statistic meta:table-count="1" meta:cell-count="700" meta:object-count="0"/>
  </office:meta>
</office:document-meta>
</file>